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3.347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estimator">
      <style:table-properties table:display="true" style:writing-mode="lr-tb"/>
    </style:style>
    <style:style style:name="ta2" style:family="table" style:master-page-name="PageStyle_5f_order_5f_list">
      <style:table-properties table:display="true" style:writing-mode="lr-tb"/>
    </style:style>
    <style:style style:name="ce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7b7b7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00ff00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b7b7b7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44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44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b7b7b7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44">
      <style:table-cell-properties fo:border-bottom="none" fo:background-color="#00ff00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44">
      <style:table-cell-properties fo:border-bottom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44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 style:data-style-name="N144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5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timato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# of badges</text:p>
          </table:table-cell>
          <table:table-cell table:style-name="ce1" office:value-type="float" office:value="30" calcext:value-type="float">
            <office:annotation draw:style-name="gr1" draw:text-style-name="P2" svg:width="4.2543in" svg:height="0.5937in" svg:x="2.1047in" svg:y="0.5417in" draw:caption-point-x="-0.1602in" draw:caption-point-y="-0.3189in">
              <dc:date>2023-01-02T00:00:00</dc:date>
              <text:p text:style-name="P1">The PCB's can be ordered in 10's, hence this limitation</text:p>
              <text:p text:style-name="P1"><text:tab/>-Franklin D.</text:p>
            </office:annotation>
            <text:p>30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Part</text:p>
          </table:table-cell>
          <table:table-cell table:style-name="ce8" office:value-type="string" calcext:value-type="string">
            <text:p>Cost Each</text:p>
          </table:table-cell>
          <table:table-cell table:style-name="ce8" office:value-type="string" calcext:value-type="string">
            <text:p>Per Badge</text:p>
          </table:table-cell>
          <table:table-cell table:style-name="ce15" office:value-type="string" calcext:value-type="string">
            <text:p>Total</text:p>
          </table:table-cell>
          <table:table-cell table:style-name="ce22" office:value-type="string" calcext:value-type="string">
            <text:p>Total Count</text:p>
          </table:table-cell>
          <table:table-cell table:style-name="ce22" office:value-type="string" calcext:value-type="string">
            <text:p>Who</text:p>
          </table:table-cell>
          <table:table-cell table:style-name="ce22" office:value-type="string" calcext:value-type="string">
            <text:p>Sourc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PA102</text:p>
          </table:table-cell>
          <table:table-cell table:style-name="ce9" office:value-type="float" office:value="0.45" calcext:value-type="float">
            <text:p>$0.45</text:p>
          </table:table-cell>
          <table:table-cell table:style-name="ce13" table:formula="of:=([.D4]*8)" office:value-type="float" office:value="3.6" calcext:value-type="float">
            <text:p>$3.60</text:p>
          </table:table-cell>
          <table:table-cell table:style-name="ce16" table:formula="of:=([.E4]*[.B2])" office:value-type="float" office:value="108" calcext:value-type="float">
            <text:p>$108.00</text:p>
          </table:table-cell>
          <table:table-cell table:style-name="ce22" table:formula="of:=([.B2]*8)" office:value-type="float" office:value="240" calcext:value-type="float">
            <text:p>240</text:p>
          </table:table-cell>
          <table:table-cell table:style-name="ce22" office:value-type="string" calcext:value-type="string">
            <text:p>Franklin</text:p>
          </table:table-cell>
          <table:table-cell table:style-name="ce23" office:value-type="string" calcext:value-type="string">
            <text:p><text:a xlink:href="https://www.adafruit.com/product/2343" xlink:type="simple">https://www.adafruit.com/product/2343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OLED Screen</text:p>
          </table:table-cell>
          <table:table-cell table:number-columns-repeated="2" table:style-name="ce10" office:value-type="float" office:value="5.99" calcext:value-type="float">
            <text:p>$5.99</text:p>
          </table:table-cell>
          <table:table-cell table:style-name="ce17" table:formula="of:=([.E5]*[.B2])" office:value-type="float" office:value="179.7" calcext:value-type="float">
            <text:p>$179.7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Franklin</text:p>
          </table:table-cell>
          <table:table-cell table:style-name="ce23" office:value-type="string" calcext:value-type="string">
            <text:p><text:a xlink:href="https://www.amazon.com/gp/product/B0776T24K5" xlink:type="simple">https://www.amazon.com/gp/product/B0776T24K5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ESP8266 Chip</text:p>
          </table:table-cell>
          <table:table-cell table:number-columns-repeated="2" table:style-name="ce10" office:value-type="float" office:value="9" calcext:value-type="float">
            <text:p>$9.00</text:p>
          </table:table-cell>
          <table:table-cell table:style-name="ce17" table:formula="of:=([.E6]*[.B2])" office:value-type="float" office:value="270" calcext:value-type="float">
            <text:p>$270.0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Franklin</text:p>
          </table:table-cell>
          <table:table-cell table:style-name="ce23" office:value-type="string" calcext:value-type="string">
            <text:p><text:a xlink:href="https://www.amazon.com/HiLetgo-Internet-Development-Wireless-Micropython/dp/B010O1G1ES/" xlink:type="simple">https://www.amazon.com/HiLetgo-Internet-Development-Wireless-Micropython/dp/B010O1G1ES/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office:annotation draw:style-name="gr2" draw:text-style-name="P2" svg:width="3.8972in" svg:height="1.0315in" svg:x="3.4362in" svg:y="1.5465in" draw:caption-point-x="-0.1602in" draw:caption-point-y="-0.3189in">
              <dc:date>2023-01-02T00:00:00</dc:date>
              <text:p text:style-name="P1">This part is $7.78 for 100</text:p>
              <text:p text:style-name="P1"><text:tab/>-Franklin D.</text:p>
              <text:p text:style-name="P1">Digikey part number 450-1650-ND</text:p>
              <text:p text:style-name="P1"><text:tab/>-Franklin D.</text:p>
            </office:annotation>
            <text:p>Push button Sw</text:p>
          </table:table-cell>
          <table:table-cell table:style-name="ce10" office:value-type="float" office:value="0.0778" calcext:value-type="float">
            <text:p>$0.08</text:p>
          </table:table-cell>
          <table:table-cell table:style-name="ce14" table:formula="of:=([.D7]*4)" office:value-type="float" office:value="0.3112" calcext:value-type="float">
            <text:p>$0.31</text:p>
          </table:table-cell>
          <table:table-cell table:style-name="ce17" table:formula="of:=([.E7]*[.B2])" office:value-type="float" office:value="9.336" calcext:value-type="float">
            <text:p>$9.34</text:p>
          </table:table-cell>
          <table:table-cell table:style-name="ce22" table:formula="of:=([.B2]*4)" office:value-type="float" office:value="120" calcext:value-type="float">
            <text:p>120</text:p>
          </table:table-cell>
          <table:table-cell table:style-name="ce22" office:value-type="string" calcext:value-type="string">
            <text:p>Franklin</text:p>
          </table:table-cell>
          <table:table-cell table:style-name="ce23" office:value-type="string" calcext:value-type="string">
            <text:p><text:a xlink:href="https://www.digikey.com/product-detail/en/te-connectivity-alcoswitch-switches/1825910-6/450-1650-ND/1632536" xlink:type="simple">https://www.digikey.com/product-detail/en/te-connectivity-alcoswitch-switches/1825910-6/450-1650-ND/1632536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office:annotation draw:style-name="gr1" draw:text-style-name="P2" svg:width="3.8972in" svg:height="0.5937in" svg:x="3.4362in" svg:y="1.7433in" draw:caption-point-x="-0.1602in" draw:caption-point-y="-0.3193in">
              <dc:date>2023-01-02T00:00:00</dc:date>
              <text:p text:style-name="P1">This can be ordered 20 or 30, but not 25 at a time.</text:p>
              <text:p text:style-name="P1"><text:tab/>-Franklin D.</text:p>
            </office:annotation>
            <text:p>PCB Boards</text:p>
          </table:table-cell>
          <table:table-cell table:number-columns-repeated="2" table:style-name="ce10" office:value-type="float" office:value="1.66" calcext:value-type="float">
            <text:p>$1.66</text:p>
          </table:table-cell>
          <table:table-cell table:style-name="ce18" table:formula="of:=([.E8]*[.B2])" office:value-type="float" office:value="49.8" calcext:value-type="float">
            <text:p>$49.80</text:p>
          </table:table-cell>
          <table:table-cell table:style-name="ce22"/>
          <table:table-cell table:style-name="ce22" office:value-type="string" calcext:value-type="string">
            <text:p>Franklin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" office:value-type="string" calcext:value-type="string">
            <text:p>battery holders</text:p>
          </table:table-cell>
          <table:table-cell table:number-columns-repeated="2" table:style-name="ce10" office:value-type="float" office:value="3.35" calcext:value-type="float">
            <text:p>$3.35</text:p>
          </table:table-cell>
          <table:table-cell table:style-name="ce18" table:formula="of:=([.E9]*[.B2])" office:value-type="float" office:value="100.5" calcext:value-type="float">
            <text:p>$100.50</text:p>
          </table:table-cell>
          <table:table-cell table:style-name="ce22"/>
          <table:table-cell table:style-name="ce22" office:value-type="string" calcext:value-type="string">
            <text:p>Franklin</text:p>
          </table:table-cell>
          <table:table-cell table:style-name="ce23" office:value-type="string" calcext:value-type="string">
            <text:p><text:a xlink:href="https://www.amazon.com/Gfortune-Cable-Plastic-Batteries-Holder/dp/B06XW8QC6N/" xlink:type="simple">https://www.amazon.com/Gfortune-Cable-Plastic-Batteries-Holder/dp/B06XW8QC6N/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AA batteries</text:p>
          </table:table-cell>
          <table:table-cell table:number-columns-repeated="2"/>
          <table:table-cell table:style-name="ce19"/>
          <table:table-cell table:style-name="ce22"/>
          <table:table-cell table:style-name="ce22" office:value-type="string" calcext:value-type="string">
            <text:p>Rob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" office:value-type="string" calcext:value-type="string">
            <text:p>(custom?) lanyards with lobster hooks</text:p>
          </table:table-cell>
          <table:table-cell table:style-name="ce11" table:number-columns-repeated="2"/>
          <table:table-cell table:style-name="ce20"/>
          <table:table-cell table:style-name="ce22"/>
          <table:table-cell table:style-name="ce22" office:value-type="string" calcext:value-type="string">
            <text:p>Rob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12" table:number-columns-repeated="2"/>
          <table:table-cell table:style-name="ce21" table:formula="of:=SUM([.F4:.F10])" office:value-type="float" office:value="717.336" calcext:value-type="float">
            <text:p>$717.34</text:p>
          </table:table-cell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2">
          <table:table-cell table:number-columns-repeated="2"/>
          <table:table-cell table:style-name="ce2"/>
          <table:table-cell table:number-columns-repeated="1021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er_list" table:style-name="ta2">
        <table:table-column table:style-name="co1" table:number-columns-repeated="1024" table:default-cell-style-name="Default"/>
        <table:table-row table:style-name="ro4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string" calcext:value-type="string">
            <text:p>strong tape to hold battery case</text:p>
          </table:table-cell>
          <table:table-cell table:number-columns-repeated="102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text>$</number:text>
      <number:number number:decimal-places="2" number:min-decimal-places="2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order_5f_list" style:display-name="PageStyle_order_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imator" style:display-name="PageStyle_estim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2T09:45:23.636192128</dc:date>
    <meta:editing-duration>PT1M40S</meta:editing-duration>
    <meta:editing-cycles>1</meta:editing-cycles>
    <meta:document-statistic meta:table-count="2" meta:cell-count="55" meta:object-count="0"/>
    <meta:generator>LibreOffice/7.3.7.2$Linux_X86_64 LibreOffice_project/30$Build-2</meta:generator>
  </office:meta>
</office:document-meta>
</file>